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okenTokenStream.SingleTokenTokenStream(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kenTokenStream.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kenTokenStream.setToken(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kenTokenStream.next( final Token reusable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TokenToken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